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officeooo:rsid="00066d0b" officeooo:paragraph-rsid="00066d0b"/>
    </style:style>
    <style:style style:name="P2" style:family="paragraph" style:parent-style-name="Standard">
      <style:text-properties fo:color="#c9211e" loext:opacity="100%" officeooo:rsid="0007e5a0" officeooo:paragraph-rsid="0007e5a0"/>
    </style:style>
    <style:style style:name="P3" style:family="paragraph" style:parent-style-name="Standard">
      <style:text-properties fo:color="#c9211e" loext:opacity="100%" officeooo:paragraph-rsid="0007e5a0"/>
    </style:style>
    <style:style style:name="P4" style:family="paragraph" style:parent-style-name="Standard">
      <style:text-properties fo:color="#c9211e" loext:opacity="100%" officeooo:rsid="000924e5" officeooo:paragraph-rsid="000924e5"/>
    </style:style>
    <style:style style:name="P5" style:family="paragraph" style:parent-style-name="Standard">
      <style:text-properties fo:color="#c9211e" loext:opacity="100%" officeooo:paragraph-rsid="000b2238"/>
    </style:style>
    <style:style style:name="P6" style:family="paragraph" style:parent-style-name="Standard">
      <style:text-properties officeooo:paragraph-rsid="000b2238"/>
    </style:style>
    <style:style style:name="T1" style:family="text">
      <style:text-properties fo:color="#000000" loext:opacity="100%"/>
    </style:style>
    <style:style style:name="T2" style:family="text">
      <style:text-properties officeooo:rsid="0007e5a0"/>
    </style:style>
    <style:style style:name="T3" style:family="text">
      <style:text-properties officeooo:rsid="000924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Chapter 20 Review</text:span></text:h>
      <text:p text:style-name="Standard"/>
      <text:p text:style-name="Standard">[1] What is a container?</text:p>
      <text:p text:style-name="P1">A container Is a data strcture that holds a collection of objects/elements and provides operations to access, insert, remove, and manipulate those elements</text:p>
      <text:p text:style-name="Standard">[2] What containers does the STL provide?</text:p>
      <text:p text:style-name="P1">Vector, list, deque, array, forward_list, set, multiset, map, multimap, unordered_set, unordered_multiset, unordered_map, unordered_multimap, stack, queue, priority_queue</text:p>
      <text:p text:style-name="Standard">[3] What is an associative container? Give at least three examples.</text:p>
      <text:p text:style-name="P1">An associative container organizes elements by keys and provides fast retrieval based on those keys. Examples: map, set, multimap, multiset, unordered_map</text:p>
      <text:p text:style-name="Standard">[4] Is list an associative container? Why not?</text:p>
      <text:p text:style-name="P2">No, list is a sequence container. It doesn’t organize elements by keys – elements are accessed by position/iteration, not by associated key values</text:p>
      <text:p text:style-name="Standard">[5] What is a hash function?</text:p>
      <text:p text:style-name="P2">A hash function takes an input (key) and produces a hash code (typically an integer) that determines where the element should be stored in a hash table</text:p>
      <text:p text:style-name="Standard">[6] What is the basic ordering property of binary tree?</text:p>
      <text:p text:style-name="P2">For each node, all elements in the left subtree are less than the node’s value, and all elements in the right subtree are greater than the node’s value</text:p>
      <text:p text:style-name="Standard">[7] What (roughly) does it mean for a tree to be balanced?</text:p>
      <text:p text:style-name="P2">A balanced tree has roughly equal heights for left and right subtrees, ensuring that opertaions remain efficient (logarithmic time complexity)</text:p>
      <text:p text:style-name="Standard">[8] How much space per element does a map take up?</text:p>
      <text:p text:style-name="P2">Typically 3-4 pointers per element (for tree node structure: left child, right child, parent, plus key-value pair)</text:p>
      <text:p text:style-name="Standard"><text:soft-page-break/>[9] How much space per element does a vector take up?</text:p>
      <text:p text:style-name="P2">Just the space needed for the element itself, plus occasional extra capacity for growth</text:p>
      <text:p text:style-name="Standard">[10] Why would anyone use an unordered_map when an (ordered) map is available?</text:p>
      <text:p text:style-name="P2">unordered_map provides O(1) average lookup time vs O(log n) for map, making it faster for large datasets where ordering isnt needed </text:p>
      <text:p text:style-name="Standard">[11] What is a big-O measure?</text:p>
      <text:p text:style-name="P2">Big-o notation describes the upper bound of an algorithm’s time or space complexity as input size grows, focusing on worst-case performance</text:p>
      <text:p text:style-name="Standard">[12] How does a set differ from a map?</text:p>
      <text:p text:style-name="P2">A set stores only keys (values), while map stores key-value pairs. Set is for membership testing, map is for key-value associations</text:p>
      <text:p text:style-name="Standard">[13] How does a multimap differ from a map?</text:p>
      <text:p text:style-name="P2">Multimap allows duplicate keys, while map requires unique keys. One key can map to multiple values in multimap</text:p>
      <text:p text:style-name="Standard">[14] How does an associative container differ from other containers?</text:p>
      <text:p text:style-name="P2">Associative containers organize elements by keys for fast lookup, while sequence containers organie by position/order</text:p>
      <text:p text:style-name="Standard">[15] Why is an array not a container?</text:p>
      <text:p text:style-name="P3"><text:span text:style-name="T2">Arrays don’t provide the standard container interface (iterator, size(), empty(), etc.) and have fixed size determined at compile time</text:span></text:p>
      <text:p text:style-name="Standard">[16] Why bother to time code?</text:p>
      <text:p text:style-name="P4">To measure actual performance, identify bottlenecks, compare algorithms, and verify that optimizations actually improve performance</text:p>
      <text:p text:style-name="Standard">[17] How do you time a piece of code?</text:p>
      <text:p text:style-name="P4">User &lt;chrono&gt; library:</text:p>
      <text:p text:style-name="P4">auto start = chrono::high_resolution_clock::now();</text:p>
      <text:p text:style-name="P4">auto end = chrono::high_resolution_clock::now();</text:p>
      <text:p text:style-name="P4">auto duration – chrono::duration_cast&lt;chrono::microseconds&gt;(end – start);</text:p>
      <text:p text:style-name="Standard"><text:soft-page-break/>[18] When does structured binding clarify code? When does it obscure it?</text:p>
      <text:p text:style-name="P4">Clarifies: when unpacking pairs/tuples with meaninfgul names (auto [key, value] = *itl). Obscures: when variable names are unclear or when simple assignment would be clearer</text:p>
      <text:p text:style-name="Standard">[19] What containers does the STL offer?</text:p>
      <text:p text:style-name="P4">Same as question 2: sequence containers (vector, list, deque, array, forward_list), associative containers (set, map, multiset, multimap), unordered containers (unordered_set, unordered_map, etc.) and container adaptors (stack, queue, priority_queue)</text:p>
      <text:p text:style-name="Standard">[20] What is an iterator category?</text:p>
      <text:p text:style-name="P4">A classification system that defines what operations an iterator supports (input, output, forward, bidirectional, random access)</text:p>
      <text:p text:style-name="Standard">[21] What kinds of iterators does the STL offer? Mention at least eight.</text:p>
      <text:p text:style-name="P4">Input iterator, output iterator, forward iterator, bidirectional iterator, random access iterator, contiguous iterator, const iterator, reverse iterator</text:p>
      <text:p text:style-name="P6">[22] What operations are provided by a random-access iterator, but not a bidirectional iterator? </text:p>
      <text:p text:style-name="P5"><text:span text:style-name="T3">Arithmetic operations: it + n, it – n, it += n, it -= n, subscript operator it[n], and comparison operators &lt;, &gt;, &lt;=, &gt;=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US" style:letter-kerning="tru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2f5496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 loext:linked-style-name="Heading_20_3"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 loext:linked-style-name="Heading_20_4"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 loext:linked-style-name="Heading_20_5">
      <style:text-properties fo:color="#2f5496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_20_Char" style:display-name="Title Ch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2f5496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35in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J Stafford</meta:initial-creator>
    <meta:editing-cycles>4</meta:editing-cycles>
    <meta:creation-date>2025-03-12T20:32:00</meta:creation-date>
    <dc:date>2025-07-27T13:38:50.143374315</dc:date>
    <meta:editing-duration>PT9M55S</meta:editing-duration>
    <meta:generator>LibreOffice/7.3.7.2$Linux_X86_64 LibreOffice_project/30$Build-2</meta:generator>
    <meta:document-statistic meta:table-count="0" meta:image-count="0" meta:object-count="0" meta:page-count="3" meta:paragraph-count="48" meta:word-count="648" meta:character-count="4293" meta:non-whitespace-character-count="3687"/>
    <meta:user-defined meta:name="AppVersion">16.0000</meta:user-defined>
    <meta:user-defined meta:name="MSIP_Label_2d360780-cf75-4e00-a371-00f6922cc12d_ActionId">3445d4ce-4e85-4be3-b5fd-681ba9edc089</meta:user-defined>
    <meta:user-defined meta:name="MSIP_Label_2d360780-cf75-4e00-a371-00f6922cc12d_ContentBits">0</meta:user-defined>
    <meta:user-defined meta:name="MSIP_Label_2d360780-cf75-4e00-a371-00f6922cc12d_Enabled">true</meta:user-defined>
    <meta:user-defined meta:name="MSIP_Label_2d360780-cf75-4e00-a371-00f6922cc12d_Method" meta:value-type="string">Standard</meta:user-defined>
    <meta:user-defined meta:name="MSIP_Label_2d360780-cf75-4e00-a371-00f6922cc12d_Name" meta:value-type="string">Non-Sensitive</meta:user-defined>
    <meta:user-defined meta:name="MSIP_Label_2d360780-cf75-4e00-a371-00f6922cc12d_SetDate" meta:value-type="string">2025-03-12T20:33:27Z</meta:user-defined>
    <meta:user-defined meta:name="MSIP_Label_2d360780-cf75-4e00-a371-00f6922cc12d_SiteId" meta:value-type="string">736a8c9e-4b36-4ec5-8a9a-60f793ff47f3</meta:user-defined>
    <meta:user-defined meta:name="MSIP_Label_2d360780-cf75-4e00-a371-00f6922cc12d_Tag" meta:value-type="string">50, 3, 0, 1</meta:user-defined>
    <meta:template xlink:type="simple" xlink:actuate="onRequest" xlink:title="Normal.dotm" xlink:href=""/>
  </office:meta>
</office:document-meta>
</file>